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cm" svg:y1="5cm" svg:x2="6cm" svg:y2="23cm">
          <text:p/>
        </draw:line>
        <draw:line draw:style-name="gr1" draw:text-style-name="P1" draw:layer="layout" svg:x1="13cm" svg:y1="5cm" svg:x2="13cm" svg:y2="23cm">
          <text:p/>
        </draw:line>
        <draw:line draw:style-name="gr2" draw:text-style-name="P1" draw:layer="layout" svg:x1="6cm" svg:y1="7cm" svg:x2="13cm" svg:y2="8cm">
          <text:p/>
        </draw:line>
        <draw:line draw:style-name="gr2" draw:text-style-name="P1" draw:layer="layout" svg:x1="13cm" svg:y1="10.5cm" svg:x2="6cm" svg:y2="11.5cm">
          <text:p/>
        </draw:line>
        <draw:frame draw:style-name="gr3" draw:layer="layout" svg:width="2.491cm" svg:height="0.963cm" svg:x="4.82cm" svg:y="3.5cm">
          <draw:text-box>
            <text:p>ホストA</text:p>
          </draw:text-box>
        </draw:frame>
        <draw:frame draw:style-name="gr3" draw:layer="layout" svg:width="2.491cm" svg:height="0.963cm" svg:x="11.821cm" svg:y="3.501cm">
          <draw:text-box>
            <text:p>ホストB</text:p>
          </draw:text-box>
        </draw:frame>
        <draw:frame draw:style-name="gr3" draw:text-style-name="P2" draw:layer="layout" svg:width="4.575cm" svg:height="3.522cm" svg:x="13.3cm" svg:y="9.201cm">
          <draw:text-box>
            <text:p text:style-name="P2"><text:span text:style-name="T1">シーケンス番号</text:span><text:span text:style-name="T1">100</text:span></text:p>
            <text:p text:style-name="P2"><text:span text:style-name="T1">データサイズ</text:span></text:p>
            <text:p text:style-name="P2"><text:span text:style-name="T1">100byte</text:span></text:p>
            <text:p text:style-name="P2"><text:span text:style-name="T1">確認応答番号</text:span><text:span text:style-name="T1">501</text:span></text:p>
            <text:p text:style-name="P2"><text:span text:style-name="T1">ACK</text:span><text:span text:style-name="T1">送信</text:span></text:p>
            <text:p text:style-name="P2"><text:span text:style-name="T1">(</text:span><text:span text:style-name="T1">ピギーバック送信</text:span><text:span text:style-name="T1">)</text:span></text:p>
          </draw:text-box>
        </draw:frame>
        <draw:frame draw:style-name="gr3" draw:text-style-name="P2" draw:layer="layout" svg:width="4.024cm" svg:height="2.353cm" svg:x="1.6cm" svg:y="5cm">
          <draw:text-box>
            <text:p><text:span text:style-name="T1">シーケンス番号</text:span><text:span text:style-name="T1">1</text:span></text:p>
            <text:p><text:span text:style-name="T1">データサイズ</text:span></text:p>
            <text:p><text:span text:style-name="T1">500byte</text:span></text:p>
            <text:p><text:span text:style-name="T1">セグメント送信</text:span></text:p>
          </draw:text-box>
        </draw:frame>
        <draw:frame draw:style-name="gr3" draw:text-style-name="P2" draw:layer="layout" svg:width="4.024cm" svg:height="2.353cm" svg:x="13.1cm" svg:y="6.201cm">
          <draw:text-box>
            <text:p><text:span text:style-name="T1">シーケンス番号</text:span><text:span text:style-name="T1">1</text:span></text:p>
            <text:p><text:span text:style-name="T1">データサイズ</text:span></text:p>
            <text:p><text:span text:style-name="T1">500byte</text:span></text:p>
            <text:p><text:span text:style-name="T1">セグメント受信</text:span></text:p>
          </draw:text-box>
        </draw:frame>
        <draw:frame draw:style-name="gr3" draw:text-style-name="P2" draw:layer="layout" svg:width="4.575cm" svg:height="3.463cm" svg:x="1.3cm" svg:y="9.802cm">
          <draw:text-box>
            <text:p text:style-name="P2"><text:span text:style-name="T1">確認応答番号</text:span><text:span text:style-name="T1">501</text:span></text:p>
            <text:p text:style-name="P2"><text:span text:style-name="T1">ACK</text:span><text:span text:style-name="T1">送信</text:span></text:p>
            <text:p text:style-name="P2"><text:span text:style-name="T1">シーケンス番号</text:span><text:span text:style-name="T1">100</text:span></text:p>
            <text:p text:style-name="P2"><text:span text:style-name="T1">データサイズ</text:span></text:p>
            <text:p text:style-name="P2"><text:span text:style-name="T1">100byte</text:span></text:p>
            <text:p text:style-name="P2"><text:span text:style-name="T1">セグメント受信</text:span></text:p>
          </draw:text-box>
        </draw:frame>
        <draw:line draw:style-name="gr2" draw:text-style-name="P1" draw:layer="layout" svg:x1="6cm" svg:y1="20.2cm" svg:x2="13cm" svg:y2="21.2cm">
          <text:p/>
        </draw:line>
        <draw:frame draw:style-name="gr3" draw:text-style-name="P2" draw:layer="layout" svg:width="3.474cm" svg:height="1.857cm" svg:x="13.3cm" svg:y="20.602cm">
          <draw:text-box>
            <text:p text:style-name="P2"><text:span text:style-name="T1">確認応答番号</text:span></text:p>
            <text:p text:style-name="P2"><text:span text:style-name="T1">101</text:span></text:p>
            <text:p text:style-name="P2"><text:span text:style-name="T1">ACK</text:span><text:span text:style-name="T1">送信</text:span></text:p>
          </draw:text-box>
        </draw:frame>
        <draw:frame draw:style-name="gr3" draw:text-style-name="P2" draw:layer="layout" svg:width="3.474cm" svg:height="1.857cm" svg:x="2.1cm" svg:y="19.303cm">
          <draw:text-box>
            <text:p text:style-name="P2"><text:span text:style-name="T1">確認応答番号</text:span></text:p>
            <text:p text:style-name="P2"><text:span text:style-name="T1">101</text:span></text:p>
            <text:p text:style-name="P2"><text:span text:style-name="T1">ACK</text:span><text:span text:style-name="T1">受信</text:span></text:p>
          </draw:text-box>
        </draw:frame>
        <draw:frame draw:style-name="gr3" draw:text-style-name="P2" draw:layer="layout" svg:width="4.316cm" svg:height="2.908cm" svg:x="1.3cm" svg:y="14.5cm">
          <draw:text-box>
            <text:p><text:span text:style-name="T1">ACK</text:span><text:span text:style-name="T1">が便乗</text:span></text:p>
            <text:p><text:span text:style-name="T1">できるセグメントの</text:span></text:p>
            <text:p><text:span text:style-name="T1">発生をまつ</text:span></text:p>
            <text:p><text:span text:style-name="T1">(200msec~</text:span></text:p>
            <text:p><text:span text:style-name="T1"><text:s/></text:span><text:span text:style-name="T1">500mse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1:38:48.79</dc:date>
    <meta:editing-duration>PT00H28M03S</meta:editing-duration>
    <meta:editing-cycles>5</meta:editing-cycles>
    <meta:generator>OpenOffice.org/3.2$Win32 OpenOffice.org_project/320m18$Build-9502</meta:generator>
    <meta:document-statistic meta:object-count="14"/>
  </office:meta>
</office:document-meta>
</file>